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asurementUnits" style:family="table" style:master-page-name="">
      <style:table-properties style:width="7.0035in" fo:margin-left="0in" style:page-number="auto" fo:break-before="auto" fo:break-after="auto" table:align="left" style:shadow="none" fo:keep-with-next="auto" style:may-break-between-rows="false" table:border-model="collapsing"/>
    </style:style>
    <style:style style:name="MeasurementUnits.A" style:family="table-column">
      <style:table-column-properties style:column-width="1.4in"/>
    </style:style>
    <style:style style:name="MeasurementUnits.B" style:family="table-column">
      <style:table-column-properties style:column-width="4.0889in"/>
    </style:style>
    <style:style style:name="MeasurementUnits.C" style:family="table-column">
      <style:table-column-properties style:column-width="0.4403in"/>
    </style:style>
    <style:style style:name="MeasurementUnits.D" style:family="table-column">
      <style:table-column-properties style:column-width="0.5931in"/>
    </style:style>
    <style:style style:name="MeasurementUnits.E" style:family="table-column">
      <style:table-column-properties style:column-width="0.4813in"/>
    </style:style>
    <style:style style:name="MeasurementUnits.1" style:family="table-row">
      <style:table-row-properties fo:keep-together="auto"/>
    </style:style>
    <style:style style:name="MeasurementUnits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MeasurementUnits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MeasurementUnits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MeasurementUnits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Text">
      <style:text-properties officeooo:rsid="001d76c3" officeooo:paragraph-rsid="005526ee"/>
    </style:style>
    <style:style style:name="P6" style:family="paragraph" style:parent-style-name="DocText" style:list-style-name="L1">
      <style:text-properties officeooo:rsid="001d76c3" officeooo:paragraph-rsid="005526ee"/>
    </style:style>
    <style:style style:name="P7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8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paragraph-rsid="00556d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526ee"/>
    </style:style>
    <style:style style:name="T4" style:family="text">
      <style:text-properties officeooo:rsid="00556dd7"/>
    </style:style>
    <style:style style:name="T5" style:family="text">
      <style:text-properties style:text-position="super 58%" officeooo:rsid="00556dd7"/>
    </style:style>
    <style:style style:name="T6" style:family="text">
      <style:text-properties style:text-position="0% 100%" officeooo:rsid="00556d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7"><text:title>Units</text:title></text:p>
      <text:p text:style-name="DocText"><text:span text:style-name="T3">This page summarizes the units for every variable measured within oFreq. <text:s/>Other pages in the documentation provide explanation and derivations for each measurement. <text:s/>But in all that explanation, sometimes the units of measurement can get confused. <text:s/>Use this page as a quick reference for units of measurement.</text:span></text:p>
      <text:h text:style-name="DocHeading1" text:outline-level="1"><text:span text:style-name="T3">Base SI Units</text:span></text:h>
      <text:p text:style-name="P5"><text:span text:style-name="T3">For the sake of clarity, all variables are entered into oFreq in base units, using SI measurements. <text:s/>All values are entered in their base values (both inputs to the program and outputs generated by the program). <text:s/>There are no prefix units (deca-, kilo-, giga-, etc.) and no industry derived units (such as tonne). <text:s/>This was intentional to minimize confusion over the output. <text:s/>Derived outputs from oFreq can often have complicated units of measurement. <text:s/>This approach attempted to limit the confusion.</text:span></text:p>
      <text:h text:style-name="DocHeading1" text:outline-level="1"><text:span text:style-name="T3">Dimensional Analysis</text:span></text:h>
      <text:p text:style-name="P5"><text:span text:style-name="T3">The table below also includes the dimensional analysis of each unit of measurement. <text:s/>WIthin the SI system, every unit of measurement can be derived as some combination of the following three measurements:</text:span></text:p>
      <text:list xml:id="list645851536" text:style-name="L1">
        <text:list-item>
          <text:p text:style-name="P6"><text:span text:style-name="T3">Mass (kg)</text:span></text:p>
        </text:list-item>
        <text:list-item>
          <text:p text:style-name="P6"><text:span text:style-name="T3">Length (m)</text:span></text:p>
        </text:list-item>
        <text:list-item>
          <text:p text:style-name="P6"><text:span text:style-name="T3">Time (s)</text:span></text:p>
        </text:list-item>
      </text:list>
      <text:p text:style-name="P5"><text:span text:style-name="T3">Dimensional analysis shows the values of the exponent for each base unit. <text:s/>For example, the dimensional analysis of force is:</text:span></text:p>
      <text:p text:style-name="DocExample"><text:span text:style-name="T3">Unit = Newton.</text:span></text:p>
      <text:p text:style-name="DocExample"><text:span text:style-name="T3">[M] = Mass = 1</text:span></text:p>
      <text:p text:style-name="DocExample"><text:span text:style-name="T3">[L] = Length = 1</text:span></text:p>
      <text:p text:style-name="DocExample"><text:span text:style-name="T3">[T] = Time = -2</text:span></text:p>
      <text:p text:style-name="DocExample"><text:span text:style-name="T3">The resulting base units are: <text:s/>Newton = kg m s&lt;sup&gt;-2&lt;/sup&gt;</text:span></text:p>
      <text:p text:style-name="P5"><text:span text:style-name="T3"><text:s text:c="2"/></text:span></text:p>
      <text:p text:style-name="DocNote"><text:span text:style-name="T3">Angles are measured in units of radians and are considered dimensionless.</text:span></text:p>
      <text:p text:style-name="P5"><text:span text:style-name="T3">For more information on dimensional anlaysis, visit: <text:s/></text:span><text:a xlink:type="simple" xlink:href="http://en.wikipedia.org/wiki/Dimensional_analysis"><text:span text:style-name="T3">http://en.wikipedia.org/wiki/Dimensional_analysis</text:span></text:a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h text:style-name="DocHeading1" text:outline-level="1"><text:span text:style-name="T3">Table of Units</text:span></text:h>
      <table:table table:name="MeasurementUnits" table:style-name="MeasurementUnits">
        <table:table-column table:style-name="MeasurementUnits.A"/>
        <table:table-column table:style-name="MeasurementUnits.B"/>
        <table:table-column table:style-name="MeasurementUnits.C"/>
        <table:table-column table:style-name="MeasurementUnits.D"/>
        <table:table-column table:style-name="MeasurementUnits.E"/>
        <table:table-header-rows>
          <table:table-row table:style-name="MeasurementUnits.1">
            <table:table-cell table:style-name="MeasurementUnits.A1" office:value-type="string">
              <text:p text:style-name="P8"><text:span text:style-name="T4">Measurement</text:span></text:p>
            </table:table-cell>
            <table:table-cell table:style-name="MeasurementUnits.B1" office:value-type="string">
              <text:p text:style-name="P8"><text:span text:style-name="T4">Unit of Measurement</text:span></text:p>
            </table:table-cell>
            <table:table-cell table:style-name="MeasurementUnits.B1" office:value-type="string">
              <text:p text:style-name="P8"><text:span text:style-name="T4">[M]</text:span></text:p>
            </table:table-cell>
            <table:table-cell table:style-name="MeasurementUnits.B1" office:value-type="string">
              <text:p text:style-name="P8"><text:span text:style-name="T4">[L]</text:span></text:p>
            </table:table-cell>
            <table:table-cell table:style-name="MeasurementUnits.B1" office:value-type="string">
              <text:p text:style-name="P8"><text:span text:style-name="T4">[T]</text:span></text:p>
            </table:table-cell>
          </table:table-row>
        </table:table-header-rows>
        <table:table-row table:style-name="MeasurementUnits.1">
          <table:table-cell table:style-name="MeasurementUnits.A2" office:value-type="string">
            <text:p text:style-name="P8"><text:span text:style-name="T4">Heading</text:span></text:p>
          </table:table-cell>
          <table:table-cell table:style-name="MeasurementUnits.B2" office:value-type="string">
            <text:p text:style-name="P8"><text:span text:style-name="T4">Radians (rad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Position</text:span></text:p>
          </table:table-cell>
          <table:table-cell table:style-name="MeasurementUnits.B2" office:value-type="string">
            <text:p text:style-name="P8"><text:span text:style-name="T4">Meters (m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Velocity</text:span></text:p>
          </table:table-cell>
          <table:table-cell table:style-name="MeasurementUnits.B2" office:value-type="string">
            <text:p text:style-name="P8"><text:span text:style-name="T4">Meters per second (m/s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-1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Acceleration</text:span></text:p>
          </table:table-cell>
          <table:table-cell table:style-name="MeasurementUnits.B2" office:value-type="string">
            <text:p text:style-name="P8"><text:span text:style-name="T4">Meters per second squared (m/s</text:span><text:span text:style-name="T5">2</text:span><text:span text:style-name="T6">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-2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Angular position</text:span></text:p>
          </table:table-cell>
          <table:table-cell table:style-name="MeasurementUnits.B2" office:value-type="string">
            <text:p text:style-name="P8"><text:span text:style-name="T4">Radians (rad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Angular velocity</text:span></text:p>
          </table:table-cell>
          <table:table-cell table:style-name="MeasurementUnits.B2" office:value-type="string">
            <text:p text:style-name="P8"><text:span text:style-name="T4">Radians per second (rad/s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-1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Angular acceleration</text:span></text:p>
          </table:table-cell>
          <table:table-cell table:style-name="MeasurementUnits.B2" office:value-type="string">
            <text:p text:style-name="P8"><text:span text:style-name="T4">Radians per second squared (rad/s</text:span><text:span text:style-name="T5">2</text:span><text:span text:style-name="T6">)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-2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Mass</text:span></text:p>
          </table:table-cell>
          <table:table-cell table:style-name="MeasurementUnits.B2" office:value-type="string">
            <text:p text:style-name="P8"><text:span text:style-name="T4">Kilograms (kg)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2</text:span><text:span text:style-name="T5">nd</text:span><text:span text:style-name="T4"> Moment of Inertia</text:span></text:p>
          </table:table-cell>
          <table:table-cell table:style-name="MeasurementUnits.B2" office:value-type="string">
            <text:p text:style-name="P8"><text:span text:style-name="T4">Kilogram meter squared (kg-m</text:span><text:span text:style-name="T5">2</text:span><text:span text:style-name="T6">)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2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Cross product of inertia</text:span></text:p>
          </table:table-cell>
          <table:table-cell table:style-name="MeasurementUnits.B2" office:value-type="string">
            <text:p text:style-name="P8"><text:span text:style-name="T4">Kilogram meter squared (kg-m</text:span><text:span text:style-name="T5">2</text:span><text:span text:style-name="T6">)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2</text:span></text:p>
          </table:table-cell>
          <table:table-cell table:style-name="MeasurementUnits.B2" office:value-type="string">
            <text:p text:style-name="P8"><text:span text:style-name="T4">0</text:span></text:p>
          </table:table-cell>
        </table:table-row>
        <table:table-row table:style-name="MeasurementUnits.1">
          <table:table-cell table:style-name="MeasurementUnits.A2" office:value-type="string">
            <text:p text:style-name="P8"><text:span text:style-name="T4">Force</text:span></text:p>
          </table:table-cell>
          <table:table-cell table:style-name="MeasurementUnits.B2" office:value-type="string">
            <text:p text:style-name="P8"><text:span text:style-name="T4">Newton (N)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1</text:span></text:p>
          </table:table-cell>
          <table:table-cell table:style-name="MeasurementUnits.B2" office:value-type="string">
            <text:p text:style-name="P8"><text:span text:style-name="T4">-2</text:span></text:p>
          </table:table-cell>
        </table:table-row>
      </table:table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C04-0010_unit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C04-001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20:04:45</meta:creation-date>
    <meta:editing-cycles>3</meta:editing-cycles>
    <meta:editing-duration>PT6M41S</meta:editing-duration>
    <dc:description>Defines all units used in the program.</dc:description>
    <dc:subject>C04-0010</dc:subject>
    <dc:title>Units</dc:title>
    <dc:date>2014-04-14T20:14:36</dc:date>
    <meta:document-statistic meta:table-count="1" meta:image-count="0" meta:object-count="0" meta:page-count="2" meta:paragraph-count="83" meta:word-count="350" meta:character-count="2075" meta:non-whitespace-character-count="1790"/>
    <meta:user-defined meta:name="Info 1"/>
    <meta:user-defined meta:name="Info 2"/>
    <meta:user-defined meta:name="Info 3"/>
    <meta:user-defined meta:name="Info 4"/>
  </office:meta>
</office:document-meta>
</file>